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suka Writing</text:title></text:p>
      <text:p text:style-name="OrgTitle"/>
      <text:p text:style-name="OrgSubtitle"><text:initial-creator>Richard Williams</text:initial-creator></text:p>
      <text:p text:style-name="OrgSubtitle"/>
      <text:h text:style-name="Heading_20_1_unnumbered" text:outline-level="1" text:is-list-header="true">
<text:bookmark-start text:name="OrgXref.org9f94268"/>
<text:bookmark text:name="org9f94268"/>Lessons
<text:bookmark-end text:name="OrgXref.org9f94268"/></text:h>
      <text:h text:style-name="Heading_20_2_unnumbered" text:outline-level="2" text:is-list-header="true">
<text:bookmark-start text:name="OrgXref.org283ac1b"/>
<text:bookmark text:name="org283ac1b"/>Lesson Six: June 21st
<text:bookmark-end text:name="OrgXref.org283ac1b"/></text:h>
      <text:p text:style-name="Text_20_body">Penultimate lesson. Last lesson with Richard this term.
</text:p>
      <text:h text:style-name="Heading_20_3_unnumbered" text:outline-level="3" text:is-list-header="true">
<text:bookmark-start text:name="OrgXref.org6c22700"/>
<text:bookmark text:name="org6c22700"/>Lesson Aim:
<text:bookmark-end text:name="OrgXref.org6c22700"/></text:h>
      <text:list text:style-name="OrgBulletedList" text:continue-numbering="false">
        <text:list-item>
          <text:p text:style-name="Text_20_body">To understand and learn from corrections. To give and receive constructive feedback.
</text:p>
        </text:list-item>
      </text:list>
      <text:h text:style-name="Heading_20_3_unnumbered" text:outline-level="3" text:is-list-header="true">
<text:bookmark-start text:name="OrgXref.org6c9e4bd"/>
<text:bookmark text:name="org6c9e4bd"/>Lesson:
<text:bookmark-end text:name="OrgXref.org6c9e4bd"/></text:h>
      <text:list text:style-name="OrgBulletedList" text:continue-numbering="false">
        <text:list-item>
          <text:p text:style-name="Text_20_body">Make corrections following <text:a xlink:type="simple" xlink:href="https://sendagirich.github.io/asuka/correction_code.html">Correction Code</text:a>.
</text:p>
        </text:list-item>
        <text:list-item>
          <text:p text:style-name="Text_20_body">WfW 8. Editing p. 18
</text:p>
        </text:list-item>
        <text:list-item>
          <text:p text:style-name="Text_20_body">WfW 9. Giving feedback p. 19. <text:a xlink:type="simple" xlink:href="https://sendagirich.github.io/asuka/asuka_constructive_feedback.html">Constructive Feedback</text:a>.
</text:p>
        </text:list-item>
        <text:list-item>
          <text:p text:style-name="Text_20_body">Worked on travel magazine project to decide magazine sections and who will work on which section.
</text:p>
        </text:list-item>
      </text:list>
      <text:h text:style-name="Heading_20_3_unnumbered" text:outline-level="3" text:is-list-header="true">
<text:bookmark-start text:name="OrgXref.org7c8338e"/>
<text:bookmark text:name="org7c8338e"/>Summer Homework
<text:bookmark-end text:name="OrgXref.org7c8338e"/></text:h>
      <text:list text:style-name="OrgBulletedList" text:continue-numbering="false">
        <text:list-item>
          <text:p text:style-name="Text_20_body">Plan 2-4 ideas for articles to write for the class magazine.
</text:p>
        </text:list-item>
        <text:list-item>
          <text:p text:style-name="Text_20_body">Choose and research a topic.
</text:p>
          <text:list text:style-name="OrgBulletedList" text:continue-numbering="true">
            <text:list-item>
              <text:p text:style-name="Text_20_body">useful Japanese
</text:p>
            </text:list-item>
            <text:list-item>
              <text:p text:style-name="Text_20_body">events
</text:p>
            </text:list-item>
            <text:list-item>
              <text:p text:style-name="Text_20_body">food
</text:p>
            </text:list-item>
            <text:list-item>
              <text:p text:style-name="Text_20_body">places to visit
</text:p>
            </text:list-item>
            <text:list-item>
              <text:p text:style-name="Text_20_body">transport
</text:p>
            </text:list-item>
            <text:list-item>
              <text:p text:style-name="Text_20_body">manners &amp; customs
</text:p>
            </text:list-item>
            <text:list-item>
              <text:p text:style-name="Text_20_body">debunking myths / overrated places
</text:p>
            </text:list-item>
          </text:list>
        </text:list-item>
        <text:list-item>
          <text:p text:style-name="Text_20_body">Use a list or mind-map to brainstorm ideas.
</text:p>
        </text:list-item>
        <text:list-item>
          <text:p text:style-name="Text_20_body">Write a draft of your essay, or a rough plan of your idea.
</text:p>
        </text:list-item>
        <text:list-item>
          <text:p text:style-name="Text_20_body">Take or find some pictures for your essay.
</text:p>
        </text:list-item>
      </text:list>
      <text:h text:style-name="Heading_20_2_unnumbered" text:outline-level="2" text:is-list-header="true">
<text:bookmark-start text:name="OrgXref.org85b7d48"/>
<text:bookmark text:name="org85b7d48"/>Lesson Five: June 7th
<text:bookmark-end text:name="OrgXref.org85b7d48"/></text:h>
      <text:h text:style-name="Heading_20_3_unnumbered" text:outline-level="3" text:is-list-header="true">
<text:bookmark-start text:name="OrgXref.org9beff3b"/>
<text:bookmark text:name="org9beff3b"/>Lesson Aim:
<text:bookmark-end text:name="OrgXref.org9beff3b"/></text:h>
      <text:list text:style-name="OrgBulletedList" text:continue-numbering="false">
        <text:list-item>
          <text:p text:style-name="Text_20_body">Plan a composition about a career for your partner.
</text:p>
        </text:list-item>
      </text:list>
      <text:h text:style-name="Heading_20_3_unnumbered" text:outline-level="3" text:is-list-header="true">
<text:bookmark-start text:name="OrgXref.orgc797ae9"/>
<text:bookmark text:name="orgc797ae9"/>Lesson:
<text:bookmark-end text:name="OrgXref.orgc797ae9"/></text:h>
      <text:list text:style-name="OrgBulletedList" text:continue-numbering="false">
        <text:list-item>
          <text:p text:style-name="Text_20_body">Thesaurus practise
</text:p>
          <text:list text:style-name="OrgBulletedList" text:continue-numbering="true">
            <text:list-item>
              <text:p text:style-name="Text_20_body"><text:a xlink:type="simple" xlink:href="https://www.powerthesaurus.org/">https://www.powerthesaurus.org/</text:a>
</text:p>
            </text:list-item>
            <text:list-item>
              <text:p text:style-name="Text_20_body"><text:a xlink:type="simple" xlink:href="https://www.thesaurus.com/">https://www.thesaurus.com/</text:a>
</text:p>
            </text:list-item>
          </text:list>
        </text:list-item>
        <text:list-item>
          <text:p text:style-name="Text_20_body">Look at the <text:a xlink:type="simple" xlink:href="https://sendagirich.github.io/asuka/correction_code.html">Correction Code</text:a>.
</text:p>
        </text:list-item>
        <text:list-item>
          <text:p text:style-name="Text_20_body">WfW 3: p. 13: Learning about organization
</text:p>
        </text:list-item>
        <text:list-item>
          <text:p text:style-name="Text_20_body">WfW 4. p. 14: Working on content
</text:p>
        </text:list-item>
        <text:list-item>
          <text:p text:style-name="Text_20_body">WfW 5. p. 15: Working more on content
</text:p>
        </text:list-item>
        <text:list-item>
          <text:p text:style-name="Text_20_body">WfW 6. p. 16: Analyzing a model
</text:p>
        </text:list-item>
        <text:list-item>
          <text:p text:style-name="Text_20_body">WfW 7. p. 17: Write!
</text:p>
        </text:list-item>
        <text:list-item>
          <text:p text:style-name="Text_20_body">Discuss ideas for a class magazine: roles and topics to write about.
</text:p>
        </text:list-item>
      </text:list>
      <text:h text:style-name="Heading_20_3_unnumbered" text:outline-level="3" text:is-list-header="true">
<text:bookmark-start text:name="OrgXref.orgd6a89de"/>
<text:bookmark text:name="orgd6a89de"/>Homework
<text:bookmark-end text:name="OrgXref.orgd6a89de"/></text:h>
      <text:list text:style-name="OrgBulletedList" text:continue-numbering="false">
        <text:list-item>
          <text:p text:style-name="Text_20_body">WfW 7. p. 17: Write!
</text:p>
        </text:list-item>
        <text:list-item>
          <text:p text:style-name="Text_20_body">Think about three subjects you would like to write about for a class travel magazine.
</text:p>
        </text:list-item>
      </text:list>
      <text:h text:style-name="Heading_20_3_unnumbered" text:outline-level="3" text:is-list-header="true">
<text:bookmark-start text:name="OrgXref.orgee607c7"/>
<text:bookmark text:name="orgee607c7"/>Thesaurus practise
<text:bookmark-end text:name="OrgXref.orgee607c7"/></text:h>
      <text:p text:style-name="Text_20_body">I like studying at Asuka High School. It is a really nice school. We study some nice subjects. Our school is good at art and students create some nice artwork. There are some nice teachers at the school and lots of nice students. To sum up: Asuka High school is a nice school.
</text:p>
      <text:h text:style-name="Heading_20_2_unnumbered" text:outline-level="2" text:is-list-header="true">
<text:bookmark-start text:name="OrgXref.org2cd10e8"/>
<text:bookmark text:name="org2cd10e8"/>Lesson Four: May 24th
<text:bookmark-end text:name="OrgXref.org2cd10e8"/></text:h>
      <text:h text:style-name="Heading_20_3_unnumbered" text:outline-level="3" text:is-list-header="true">
<text:bookmark-start text:name="OrgXref.org020b988"/>
<text:bookmark text:name="org020b988"/>Lesson Aim:
<text:bookmark-end text:name="OrgXref.org020b988"/></text:h>
      <text:list text:style-name="OrgBulletedList" text:continue-numbering="false">
        <text:list-item>
          <text:p text:style-name="Text_20_body">To structure a piece of writing to reach a logical conclusion.
</text:p>
        </text:list-item>
      </text:list>
      <text:h text:style-name="Heading_20_3_unnumbered" text:outline-level="3" text:is-list-header="true">
<text:bookmark-start text:name="OrgXref.orgacf6e9f"/>
<text:bookmark text:name="orgacf6e9f"/>Lesson:
<text:bookmark-end text:name="OrgXref.orgacf6e9f"/></text:h>
      <text:list text:style-name="OrgBulletedList" text:continue-numbering="false">
        <text:list-item>
          <text:p text:style-name="Text_20_body">WfW: Start Unit 2. p. 11. Brainstorming personality and jobs.
</text:p>
        </text:list-item>
        <text:list-item>
          <text:p text:style-name="Text_20_body">WfW: p. 12 Analyzing a paragraph. Identifying topics, subtopics and transition words in preparation to write a text with a logical conclusion.
</text:p>
        </text:list-item>
        <text:list-item>
          <text:p text:style-name="Text_20_body">Practice using an online thesaurus to improve the range of words we use in our writing.
</text:p>
        </text:list-item>
        <text:list-item>
          <text:p text:style-name="Text_20_body">We discused the idea of making a class magazine in term two.
</text:p>
        </text:list-item>
      </text:list>
      <text:h text:style-name="Heading_20_3_unnumbered" text:outline-level="3" text:is-list-header="true">
<text:bookmark-start text:name="OrgXref.orgcca92de"/>
<text:bookmark text:name="orgcca92de"/>Homework
<text:bookmark-end text:name="OrgXref.orgcca92de"/></text:h>
      <text:list text:style-name="OrgBulletedList" text:continue-numbering="false">
        <text:list-item>
          <text:p text:style-name="Text_20_body">What would be a good career for yourself?
</text:p>
          <text:list text:style-name="OrgBulletedList" text:continue-numbering="true">
            <text:list-item>
              <text:p text:style-name="Text_20_body">Give reasons and a <text:span text:style-name="Bold">logical</text:span> conclusion.
</text:p>
            </text:list-item>
            <text:list-item>
              <text:p text:style-name="Text_20_body">Structure your essay:
</text:p>
              <text:list text:style-name="OrgBulletedList" text:continue-numbering="true">
                <text:list-item>
                  <text:p text:style-name="Text_20_body">Introduction
</text:p>
                </text:list-item>
                <text:list-item>
                  <text:p text:style-name="Text_20_body">Things that you like or are good at as reasons or evidence for your conclusion.
</text:p>
                </text:list-item>
                <text:list-item>
                  <text:p text:style-name="Text_20_body">Conclusion:
</text:p>
                </text:list-item>
              </text:list>
            </text:list-item>
          </text:list>
        </text:list-item>
      </text:list>
      <text:h text:style-name="Heading_20_3_unnumbered" text:outline-level="3" text:is-list-header="true">
<text:bookmark-start text:name="OrgXref.org1948bd6"/>
<text:bookmark text:name="org1948bd6"/>Useful links
<text:bookmark-end text:name="OrgXref.org1948bd6"/></text:h>
      <text:list text:style-name="OrgBulletedList" text:continue-numbering="false">
        <text:list-item>
          <text:p text:style-name="Text_20_body"><text:a xlink:type="simple" xlink:href="https://www.powerthesaurus.org/">https://www.powerthesaurus.org/</text:a>
</text:p>
        </text:list-item>
        <text:list-item>
          <text:p text:style-name="Text_20_body"><text:a xlink:type="simple" xlink:href="https://www.thesaurus.com/">https://www.thesaurus.com/</text:a>
</text:p>
        </text:list-item>
      </text:list>
      <text:h text:style-name="Heading_20_3_unnumbered" text:outline-level="3" text:is-list-header="true">
<text:bookmark-start text:name="OrgXref.orgd76b8b5"/>
<text:bookmark text:name="orgd76b8b5"/>Notes:
<text:bookmark-end text:name="OrgXref.orgd76b8b5"/></text:h>
      <text:p text:style-name="Text_20_body">I will start using this <text:a xlink:type="simple" xlink:href="https://sendagirich.github.io/asuka/correction_code.html">Correction Code</text:a> when I mark your work.
</text:p>
      <text:h text:style-name="Heading_20_2_unnumbered" text:outline-level="2" text:is-list-header="true">
<text:bookmark-start text:name="OrgXref.org2d7a143"/>
<text:bookmark text:name="org2d7a143"/>Lesson Three: May 10th
<text:bookmark-end text:name="OrgXref.org2d7a143"/></text:h>
      <text:h text:style-name="Heading_20_3_unnumbered" text:outline-level="3" text:is-list-header="true">
<text:bookmark-start text:name="OrgXref.org7fc5f82"/>
<text:bookmark text:name="org7fc5f82"/>Lesson Aim:
<text:bookmark-end text:name="OrgXref.org7fc5f82"/></text:h>
      <text:list text:style-name="OrgBulletedList" text:continue-numbering="false">
        <text:list-item>
          <text:p text:style-name="Text_20_body">To understand and give feedback with different levels of formality.
</text:p>
        </text:list-item>
      </text:list>
      <text:h text:style-name="Heading_20_3_unnumbered" text:outline-level="3" text:is-list-header="true">
<text:bookmark-start text:name="OrgXref.org8788728"/>
<text:bookmark text:name="org8788728"/>Lesson
<text:bookmark-end text:name="OrgXref.org8788728"/></text:h>
      <text:list text:style-name="OrgBulletedList" text:continue-numbering="false">
        <text:list-item>
          <text:p text:style-name="Text_20_body">Analyse differences between formal and casual rejection letters.
</text:p>
        </text:list-item>
        <text:list-item>
          <text:p text:style-name="Text_20_body">WfW p.9: giving feedback in a rejection email.
</text:p>
        </text:list-item>
        <text:list-item>
          <text:p text:style-name="Text_20_body">WfW p. 10: guess who wrote which text.
</text:p>
        </text:list-item>
      </text:list>
      <text:h text:style-name="Heading_20_3_unnumbered" text:outline-level="3" text:is-list-header="true">
<text:bookmark-start text:name="OrgXref.orgd3e3fca"/>
<text:bookmark text:name="orgd3e3fca"/>Homework
<text:bookmark-end text:name="OrgXref.orgd3e3fca"/></text:h>
      <text:list text:style-name="OrgBulletedList" text:continue-numbering="false">
        <text:list-item>
          <text:p text:style-name="Text_20_body">Homework: Write a rejection letter.
</text:p>
        </text:list-item>
      </text:list>
      <text:h text:style-name="Heading_20_3_unnumbered" text:outline-level="3" text:is-list-header="true">
<text:bookmark-start text:name="OrgXref.org5ef1f4f"/>
<text:bookmark text:name="org5ef1f4f"/>Lesson Materials
<text:bookmark-end text:name="OrgXref.org5ef1f4f"/></text:h>
      <text:list text:style-name="OrgBulletedList" text:continue-numbering="false">
        <text:list-item>
          <text:p text:style-name="Text_20_body"><text:a xlink:type="simple" xlink:href="https://sendagirich.github.io/asuka/asuka_email_formality.html">Rejection emails</text:a>
</text:p>
        </text:list-item>
      </text:list>
      <text:section text:style-name="OrgIndentedSection-Level-1" text:name="Section1">
        <table:table table:style-name="OrgTable">
          <table:table-rows>
            <table:table-row>
nil
</table:table-row>
          </table:table-rows>
        </table:table>
      </text:section>
      <text:list text:style-name="OrgBulletedList" text:continue-numbering="true">
        <text:list-header>

</text:list-header>
        <text:list-item>
          <text:p text:style-name="Text_20_body"><text:a xlink:type="simple" xlink:href="https://sendagirich.github.io/asuka/asuka_constructive_feedback.html">Constructive Feedback</text:a>
</text:p>
        </text:list-item>
      </text:list>
      <text:h text:style-name="Heading_20_2_unnumbered" text:outline-level="2" text:is-list-header="true">
<text:bookmark-start text:name="OrgXref.orgcfe678b"/>
<text:bookmark text:name="orgcfe678b"/>Lesson Two: April 26th
<text:bookmark-end text:name="OrgXref.orgcfe678b"/></text:h>
      <text:h text:style-name="Heading_20_3_unnumbered" text:outline-level="3" text:is-list-header="true">
<text:bookmark-start text:name="OrgXref.org811c551"/>
<text:bookmark text:name="org811c551"/>Lesson Aim:
<text:bookmark-end text:name="OrgXref.org811c551"/></text:h>
      <text:list text:style-name="OrgBulletedList" text:continue-numbering="false">
        <text:list-item>
          <text:p text:style-name="Text_20_body">To learn how to form good paragraphs.
</text:p>
        </text:list-item>
      </text:list>
      <text:h text:style-name="Heading_20_3_unnumbered" text:outline-level="3" text:is-list-header="true">
<text:bookmark-start text:name="OrgXref.org61d3ba9"/>
<text:bookmark text:name="org61d3ba9"/>Lesson
<text:bookmark-end text:name="OrgXref.org61d3ba9"/></text:h>
      <text:list text:style-name="OrgBulletedList" text:continue-numbering="false">
        <text:list-item>
          <text:p text:style-name="Text_20_body">Review <text:a xlink:type="simple" xlink:href="https://sendagirich.github.io/asuka/useful_language.html">Usefull language to talk about writing</text:a>
</text:p>
        </text:list-item>
        <text:list-item>
          <text:p text:style-name="Text_20_body">Looked at website.
</text:p>
        </text:list-item>
        <text:list-item>
          <text:p text:style-name="Text_20_body">Writing from Within p. 4-6
</text:p>
        </text:list-item>
      </text:list>
      <text:h text:style-name="Heading_20_3_unnumbered" text:outline-level="3" text:is-list-header="true">
<text:bookmark-start text:name="OrgXref.orgcf51211"/>
<text:bookmark text:name="orgcf51211"/>Homework
<text:bookmark-end text:name="OrgXref.orgcf51211"/></text:h>
      <text:list text:style-name="OrgNumberedList" text:continue-numbering="false">
        <text:list-item>
          <text:p text:style-name="Text_20_body">Look at this website and think about:
</text:p>
          <text:list text:style-name="OrgBulletedList" text:continue-numbering="true">
            <text:list-item>
              <text:p text:style-name="Text_20_body">What is or isn’t useful for you?
</text:p>
            </text:list-item>
            <text:list-item>
              <text:p text:style-name="Text_20_body">What would you like to see on this website?
</text:p>
            </text:list-item>
            <text:list-item>
              <text:p text:style-name="Text_20_body">Would you like to see some Japanese?
</text:p>
            </text:list-item>
            <text:list-item>
              <text:p text:style-name="Text_20_body">Make some notes to bring to the next lesson.
</text:p>
            </text:list-item>
          </text:list>
        </text:list-item>
        <text:list-item>
          <text:p text:style-name="Text_20_body">Write an essay on your writing prints. Try to write about three paragraphs. Think about what we learned about paragraphs in today’s lesson. Choose one of the following to write about:
</text:p>
          <text:list text:style-name="OrgNumberedList" text:continue-numbering="true">
            <text:list-item>
              <text:p text:style-name="Text_20_body">Your dream or ambition for the future.
</text:p>
            </text:list-item>
            <text:list-item>
              <text:p text:style-name="Text_20_body">Recommend something such as a place, book, country…
</text:p>
            </text:list-item>
          </text:list>
        </text:list-item>
      </text:list>
      <text:h text:style-name="Heading_20_2_unnumbered" text:outline-level="2" text:is-list-header="true">
<text:bookmark-start text:name="OrgXref.org80768fb"/>
<text:bookmark text:name="org80768fb"/>Lesson One: April 19th
<text:bookmark-end text:name="OrgXref.org80768fb"/></text:h>
      <text:h text:style-name="Heading_20_3_unnumbered" text:outline-level="3" text:is-list-header="true">
<text:bookmark-start text:name="OrgXref.orgf23c549"/>
<text:bookmark text:name="orgf23c549"/>Lesson
<text:bookmark-end text:name="OrgXref.orgf23c549"/></text:h>
      <text:list text:style-name="OrgBulletedList" text:continue-numbering="false">
        <text:list-item>
          <text:p text:style-name="Text_20_body">Writing from Within p. 1-5
</text:p>
        </text:list-item>
        <text:list-item>
          <text:p text:style-name="Text_20_body">P.1 brainstorming
</text:p>
        </text:list-item>
        <text:list-item>
          <text:p text:style-name="Text_20_body">p.2 analyzing a paragraph
</text:p>
        </text:list-item>
        <text:list-item>
          <text:p text:style-name="Text_20_body">p.3 learning about organization
</text:p>
        </text:list-item>
        <text:list-item>
          <text:p text:style-name="Text_20_body">Review <text:a xlink:type="simple" xlink:href="https://sendagirich.github.io/asuka/useful_language.html">Usefull language to talk about writing</text:a>
</text:p>
        </text:list-item>
      </text:list>
      <text:h text:style-name="Heading_20_3_unnumbered" text:outline-level="3" text:is-list-header="true">
<text:bookmark-start text:name="OrgXref.org5b692ce"/>
<text:bookmark text:name="org5b692ce"/>Homework
<text:bookmark-end text:name="OrgXref.org5b692ce"/></text:h>
      <text:list text:style-name="OrgBulletedList" text:continue-numbering="false">
        <text:list-item>
          <text:p text:style-name="Text_20_body">Optional: Write a recommendation - follow the process that we learned in the lesson.
</text:p>
        </text:list-item>
      </text:list>
      <text:p text:style-name="Text_20_body">🔗 <text:a xlink:type="simple" xlink:href="https://sendagirich.github.io/asuka/asuka_index.html">Home</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Richard Williams</dc:creator>
    <meta:initial-creator>Richard Williams</meta:initial-creator>
    <dc:date>2024-06-22T14:04:40</dc:date>
    <meta:creation-date>2024-06-22T14:04:40</meta:creation-date>
    <meta:generator>Emacs 28.2 (Org mode 9.6.24–9.6.24-??-5bdfc02c6)</meta:generator>
    <meta:keyword/>
    <dc:subject/>
    <dc:title>Asuka Writing</dc:title>
  </office:meta>
</office:document-meta>
</file>